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the working memory model, the agents likelihood of keeping it's original memory item upon failure (eta) varies dynamically with the built in likelihood of the stimulus switching (alpha). <text:s/>If alpha =1, and the stimulus switches every time, the optimal eta would be 1 and the performance would be about .5*eta. <text:s/>If alpha =0, and the stimulus was always the same, then eta's value would not matter; we could guess it would be about .5, and the performance would always be perfect. <text:s/>If alpha = .5, then stimulus presentation would be random, and an optimal eta could do no better then randomly sticking or switching. <text:s/>I alpha &lt;.5, I would guess that the optimal eta would also be &lt;.5, maybe it would equal 0. <text:s/>If alpha&gt;.5, I would guess that the optimal eta would be 1.</text:p>
      <text:p text:style-name="Standard"/>
      <text:p text:style-name="Standard">I created a script call switch_distr_plot in matlab to demonstrate the probability of switching given a certain value of alpha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8:54:31</meta:creation-date>
    <dc:date>2014-06-13T19:04:55</dc:date>
    <meta:editing-duration>PT1M37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2" meta:word-count="156" meta:character-count="897" meta:non-whitespace-character-count="736"/>
  </office:meta>
</office:document-meta>
</file>